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Information" style:family="table" style:master-page-name="">
      <style:table-properties style:width="7.4347in" fo:margin-left="-0.2014in" style:page-number="auto" table:align="left"/>
    </style:style>
    <style:style style:name="Information.A" style:family="table-column">
      <style:table-column-properties style:column-width="5.0653in"/>
    </style:style>
    <style:style style:name="Information.B" style:family="table-column">
      <style:table-column-properties style:column-width="2.3694in"/>
    </style:style>
    <style:style style:name="Inform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Information.B1" style:family="table-cell">
      <style:table-cell-properties fo:padding="0.0382in" fo:border="0.05pt solid #000000"/>
    </style:style>
    <style:style style:name="Information.A2" style:family="table-cell">
      <style:table-cell-properties fo:padding="0.0382in" fo:border-left="0.05pt solid #000000" fo:border-right="none" fo:border-top="none" fo:border-bottom="0.05pt solid #000000"/>
    </style:style>
    <style:style style:name="Information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3701in" fo:margin-left="-0.1757in" table:align="left"/>
    </style:style>
    <style:style style:name="Table1.A" style:family="table-column">
      <style:table-column-properties style:column-width="5.0653in"/>
    </style:style>
    <style:style style:name="Table1.B" style:family="table-column">
      <style:table-column-properties style:column-width="2.304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3701in" fo:margin-left="-0.1757in" table:align="left"/>
    </style:style>
    <style:style style:name="Table2.A" style:family="table-column">
      <style:table-column-properties style:column-width="5.0653in"/>
    </style:style>
    <style:style style:name="Table2.B" style:family="table-column">
      <style:table-column-properties style:column-width="2.3049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B2" style:family="table-cell">
      <style:table-cell-properties fo:padding="0.0382in" fo:border-left="0.05pt solid #000000" fo:border-right="0.05pt solid #000000" fo:border-top="none" fo:border-bottom="none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fo:font-weight="normal" officeooo:rsid="00188bc6" officeooo:paragraph-rsid="00188bc6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fo:font-weight="normal" officeooo:rsid="001759b9" officeooo:paragraph-rsid="001759b9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rsid="0019d280" officeooo:paragraph-rsid="0019d28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1dd4b5" officeooo:paragraph-rsid="003e5d7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2bc84d" officeooo:paragraph-rsid="002bc84d" style:font-size-asian="12pt" style:font-weight-asian="normal" style:font-size-complex="12pt" style:font-weight-complex="normal"/>
    </style:style>
    <style:style style:name="P7" style:family="paragraph" style:parent-style-name="Standard" style:list-style-name="L7">
      <style:text-properties style:font-name="Liberation Serif" fo:font-size="12pt" fo:font-weight="normal" officeooo:rsid="0036c0e9" officeooo:paragraph-rsid="0036c0e9" style:font-size-asian="12pt" style:font-weight-asian="normal" style:font-size-complex="12pt" style:font-weight-complex="normal"/>
    </style:style>
    <style:style style:name="P8" style:family="paragraph" style:parent-style-name="Standard" style:list-style-name="L7">
      <style:text-properties style:font-name="Liberation Serif" fo:font-size="12pt" fo:font-weight="normal" officeooo:rsid="00389ce2" officeooo:paragraph-rsid="00389ce2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bold" officeooo:rsid="001dd4b5" officeooo:paragraph-rsid="001dd4b5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text-properties officeooo:paragraph-rsid="001c099f"/>
    </style:style>
    <style:style style:name="P11" style:family="paragraph" style:parent-style-name="Standard" style:list-style-name="L3">
      <style:text-properties officeooo:paragraph-rsid="00443e27"/>
    </style:style>
    <style:style style:name="P12" style:family="paragraph" style:parent-style-name="Standard" style:list-style-name="L8">
      <style:text-properties officeooo:paragraph-rsid="003e5d79"/>
    </style:style>
    <style:style style:name="P13" style:family="paragraph" style:parent-style-name="Standard">
      <style:text-properties officeooo:paragraph-rsid="004008d6"/>
    </style:style>
    <style:style style:name="P14" style:family="paragraph" style:parent-style-name="Standard" style:list-style-name="L3">
      <style:text-properties officeooo:rsid="00492bc4" officeooo:paragraph-rsid="00492bc4"/>
    </style:style>
    <style:style style:name="P15" style:family="paragraph" style:parent-style-name="Standard" style:master-page-name="">
      <style:paragraph-properties style:page-number="auto"/>
    </style:style>
    <style:style style:name="P16" style:family="paragraph" style:parent-style-name="Text_20_body">
      <style:text-properties officeooo:paragraph-rsid="0030dbc7"/>
    </style:style>
    <style:style style:name="P17" style:family="paragraph" style:parent-style-name="Text_20_body">
      <style:paragraph-properties fo:margin-left="4.5in" fo:margin-right="0in" fo:margin-top="0in" fo:margin-bottom="0in" loext:contextual-spacing="false" fo:line-height="120%" fo:text-indent="-4.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8pt" fo:font-style="normal" style:text-underline-style="none" fo:font-weight="bold" officeooo:paragraph-rsid="0030dbc7" style:text-blinking="false" fo:background-color="transparent"/>
    </style:style>
    <style:style style:name="P18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30dbc7" style:text-blinking="false" fo:background-color="transparent"/>
    </style:style>
    <style:style style:name="P19" style:family="paragraph" style:parent-style-name="Table_20_Contents">
      <style:text-properties officeooo:rsid="0010f707" officeooo:paragraph-rsid="0010f707"/>
    </style:style>
    <style:style style:name="P20" style:family="paragraph" style:parent-style-name="Table_20_Contents">
      <style:text-properties fo:font-style="normal" style:text-underline-style="none" fo:font-weight="bold" officeooo:rsid="001244de" officeooo:paragraph-rsid="001345b2" style:font-style-asian="normal" style:font-weight-asian="bold" style:font-style-complex="normal" style:font-weight-complex="bold"/>
    </style:style>
    <style:style style:name="P21" style:family="paragraph" style:parent-style-name="Table_20_Contents">
      <style:text-properties officeooo:rsid="001244de" officeooo:paragraph-rsid="001244de"/>
    </style:style>
    <style:style style:name="P22" style:family="paragraph" style:parent-style-name="Table_20_Contents">
      <style:text-properties officeooo:rsid="001244de" officeooo:paragraph-rsid="001345b2"/>
    </style:style>
    <style:style style:name="P23" style:family="paragraph" style:parent-style-name="Table_20_Contents">
      <style:text-properties officeooo:rsid="0012d256" officeooo:paragraph-rsid="001345b2"/>
    </style:style>
    <style:style style:name="P24" style:family="paragraph" style:parent-style-name="Table_20_Contents">
      <style:text-properties officeooo:paragraph-rsid="001345b2"/>
    </style:style>
    <style:style style:name="P25" style:family="paragraph" style:parent-style-name="Table_20_Contents">
      <style:text-properties style:text-underline-style="solid" style:text-underline-width="auto" style:text-underline-color="font-color" fo:font-weight="bold" officeooo:rsid="00275eaf" officeooo:paragraph-rsid="00275eaf" style:font-weight-asian="bold" style:font-weight-complex="bold"/>
    </style:style>
    <style:style style:name="P26" style:family="paragraph" style:parent-style-name="Table_20_Contents">
      <style:text-properties style:font-name="Liberation Serif" fo:font-size="12pt" style:font-size-asian="12pt" style:font-size-complex="12pt"/>
    </style:style>
    <style:style style:name="P27" style:family="paragraph" style:parent-style-name="Table_20_Contents">
      <style:text-properties style:font-name="Liberation Serif" fo:font-size="12pt" officeooo:rsid="00165a10" officeooo:paragraph-rsid="001759b9" style:font-size-asian="12pt" style:font-size-complex="12pt"/>
    </style:style>
    <style:style style:name="P28" style:family="paragraph" style:parent-style-name="Table_20_Contents">
      <style:text-properties style:font-name="Liberation Serif" fo:font-size="12pt" officeooo:rsid="00165a10" officeooo:paragraph-rsid="00165a10" style:font-size-asian="12pt" style:font-size-complex="12pt"/>
    </style:style>
    <style:style style:name="P29" style:family="paragraph" style:parent-style-name="Table_20_Contents">
      <style:text-properties style:font-name="Liberation Serif" fo:font-size="12pt" officeooo:rsid="00188bc6" officeooo:paragraph-rsid="00188bc6" style:font-size-asian="12pt" style:font-size-complex="12pt"/>
    </style:style>
    <style:style style:name="P30" style:family="paragraph" style:parent-style-name="Table_20_Contents">
      <style:text-properties style:font-name="Liberation Serif" fo:font-size="12pt" officeooo:rsid="0019d744" officeooo:paragraph-rsid="0019d744" style:font-size-asian="12pt" style:font-size-complex="12pt"/>
    </style:style>
    <style:style style:name="P31" style:family="paragraph" style:parent-style-name="Table_20_Contents">
      <style:text-properties style:font-name="Liberation Serif" fo:font-size="12pt" officeooo:rsid="0019d744" officeooo:paragraph-rsid="00165a10" style:font-size-asian="12pt" style:font-size-complex="12pt"/>
    </style:style>
    <style:style style:name="P32" style:family="paragraph" style:parent-style-name="Table_20_Contents">
      <style:text-properties style:font-name="Liberation Serif" fo:font-size="12pt" officeooo:rsid="001759b9" officeooo:paragraph-rsid="001759b9" style:font-size-asian="12pt" style:font-size-complex="12pt"/>
    </style:style>
    <style:style style:name="P33" style:family="paragraph" style:parent-style-name="Table_20_Contents">
      <style:text-properties style:font-name="Liberation Serif" fo:font-size="12pt" officeooo:rsid="001dd4b5" officeooo:paragraph-rsid="001dd4b5" style:font-size-asian="12pt" style:font-size-complex="12pt"/>
    </style:style>
    <style:style style:name="P34" style:family="paragraph" style:parent-style-name="Table_20_Contents">
      <style:text-properties style:font-name="Liberation Serif" fo:font-size="12pt" officeooo:rsid="00206dcf" officeooo:paragraph-rsid="00206dcf" style:font-size-asian="12pt" style:font-size-complex="12pt"/>
    </style:style>
    <style:style style:name="P35" style:family="paragraph" style:parent-style-name="Table_20_Contents">
      <style:text-properties style:font-name="Liberation Serif" fo:font-size="12pt" officeooo:rsid="0021c95e" officeooo:paragraph-rsid="0021c95e" style:font-size-asian="12pt" style:font-size-complex="12pt"/>
    </style:style>
    <style:style style:name="P36" style:family="paragraph" style:parent-style-name="Table_20_Contents">
      <style:text-properties style:font-name="Liberation Serif" fo:font-size="12pt" style:text-underline-style="solid" style:text-underline-width="auto" style:text-underline-color="font-color" fo:font-weight="bold" officeooo:rsid="0015ad06" officeooo:paragraph-rsid="0015ad06" style:font-size-asian="12pt" style:font-weight-asian="bold" style:font-size-complex="12pt" style:font-weight-complex="bold"/>
    </style:style>
    <style:style style:name="P37" style:family="paragraph" style:parent-style-name="Table_20_Contents">
      <style:text-properties officeooo:rsid="002d2ace" officeooo:paragraph-rsid="002d2ace"/>
    </style:style>
    <style:style style:name="P38" style:family="paragraph" style:parent-style-name="Table_20_Contents" style:list-style-name="L4">
      <style:text-properties officeooo:rsid="002d2ace" officeooo:paragraph-rsid="002d2ace"/>
    </style:style>
    <style:style style:name="P39" style:family="paragraph" style:parent-style-name="Table_20_Contents" style:list-style-name="L5">
      <style:text-properties officeooo:rsid="002d2ace" officeooo:paragraph-rsid="002d2ace"/>
    </style:style>
    <style:style style:name="P40" style:family="paragraph" style:parent-style-name="Table_20_Contents">
      <style:text-properties officeooo:rsid="002e797f" officeooo:paragraph-rsid="002e797f"/>
    </style:style>
    <style:style style:name="P41" style:family="paragraph" style:parent-style-name="Table_20_Contents">
      <style:text-properties officeooo:rsid="00303f8d" officeooo:paragraph-rsid="00303f8d"/>
    </style:style>
    <style:style style:name="P42" style:family="paragraph" style:parent-style-name="Table_20_Contents" style:list-style-name="L6">
      <style:text-properties officeooo:rsid="0030dbc7" officeooo:paragraph-rsid="0030dbc7"/>
    </style:style>
    <style:style style:name="P43" style:family="paragraph" style:parent-style-name="Table_20_Contents">
      <style:text-properties officeooo:rsid="0030dbc7" officeooo:paragraph-rsid="0030dbc7"/>
    </style:style>
    <style:style style:name="P44" style:family="paragraph" style:parent-style-name="Table_20_Contents">
      <style:text-properties officeooo:rsid="00443e27" officeooo:paragraph-rsid="00443e27"/>
    </style:style>
    <style:style style:name="P45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bold" officeooo:rsid="001244de" officeooo:paragraph-rsid="001345b2" style:font-weight-asian="bold" style:font-weight-complex="bold"/>
    </style:style>
    <style:style style:name="P46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bold" officeooo:rsid="001244de" officeooo:paragraph-rsid="0015a2b2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fd79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9d28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b711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3a4a3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c4c1" style:text-blinking="false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c099f" style:text-blinking="false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3390ce" style:text-blinking="false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33e40b" style:text-blinking="false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244de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5" style:family="text">
      <style:text-properties officeooo:rsid="001513c9"/>
    </style:style>
    <style:style style:name="T16" style:family="text">
      <style:text-properties officeooo:rsid="0015a2b2"/>
    </style:style>
    <style:style style:name="T17" style:family="text">
      <style:text-properties officeooo:rsid="001759b9"/>
    </style:style>
    <style:style style:name="T18" style:family="text">
      <style:text-properties officeooo:rsid="0018c505"/>
    </style:style>
    <style:style style:name="T19" style:family="text">
      <style:text-properties officeooo:rsid="001bc4c1"/>
    </style:style>
    <style:style style:name="T2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1ebc7d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258258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3bd841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3e5d79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443e27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459fcc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476710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492bc4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4c33aa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bold" officeooo:rsid="001ebc7d" style:font-size-asian="12pt" style:font-weight-asian="bold" style:font-size-complex="12pt" style:font-weight-complex="bold"/>
    </style:style>
    <style:style style:name="T31" style:family="text">
      <style:text-properties officeooo:rsid="00303f8d"/>
    </style:style>
    <style:style style:name="T32" style:family="text">
      <style:text-properties officeooo:rsid="00413f31"/>
    </style:style>
    <style:style style:name="T33" style:family="text">
      <style:text-properties officeooo:rsid="0043ad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Information" table:style-name="Information">
        <table:table-column table:style-name="Information.A"/>
        <table:table-column table:style-name="Information.B"/>
        <table:table-row>
          <table:table-cell table:style-name="Information.A1" office:value-type="string">
            <text:p text:style-name="P19"><text:span text:style-name="T14">Education</text:span></text:p>
          </table:table-cell>
          <table:table-cell table:style-name="Information.B1" office:value-type="string">
            <text:p text:style-name="P21"/>
          </table:table-cell>
        </table:table-row>
        <table:table-row>
          <table:table-cell table:style-name="Information.A2" office:value-type="string">
            <text:p text:style-name="P20">University of Minnesota</text:p>
            <text:p text:style-name="P24"><text:span text:style-name="T13">Relevant Coursework: </text:span></text:p>
          </table:table-cell>
          <table:table-cell table:style-name="Information.B2" office:value-type="string">
            <text:p text:style-name="P24"><text:span text:style-name="T19">September 2016 – Current</text:span></text:p>
            <text:p text:style-name="P22">Minneapolis, MN</text:p>
          </table:table-cell>
        </table:table-row>
        <table:table-row>
          <table:table-cell table:style-name="Information.A2" office:value-type="string">
            <text:p text:style-name="P45"><text:span text:style-name="T15">Univ</text:span>ersity of Minnesota</text:p>
            <text:p text:style-name="P46">College of Liberal Arts <text:s/><text:span text:style-name="T16">- </text:span><text:span text:style-name="T12">Bachelor of Arts: Philosophy</text:span></text:p>
          </table:table-cell>
          <table:table-cell table:style-name="Information.B2" office:value-type="string">
            <text:p text:style-name="P23">Graduated: May 2013</text:p>
            <text:p text:style-name="P23">Minneapolis, MN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Employment</text:p>
          </table:table-cell>
          <table:table-cell table:style-name="Table1.B1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"><text:bookmark text:name="docs-internal-guid-56dc6099-6488-7ccc-e05c-71c3fd6fc96c"/><text:span text:style-name="T3">Virtual Radiologic Professionals</text:span></text:p>
            <text:p text:style-name="P2"><text:span text:style-name="T4">Applications </text:span><text:span text:style-name="T6">Coordinator</text:span></text:p>
            <text:p text:style-name="P3"><text:span text:style-name="T4">Credentialing Specialist</text:span></text:p>
            <text:list xml:id="list22303498" text:style-name="L1">
              <text:list-item>
                <text:p text:style-name="P10"><text:span text:style-name="T10">B</text:span><text:span text:style-name="T8">uild automated reports for multiple </text:span><text:span text:style-name="T11">departments</text:span></text:p>
              </text:list-item>
              <text:list-item>
                <text:p text:style-name="P10"><text:span text:style-name="T8">Obtain primary source </text:span><text:span text:style-name="T9">verification</text:span></text:p>
              </text:list-item>
            </text:list>
            <text:p text:style-name="P4"><text:span text:style-name="T4">Application Specialist L3</text:span></text:p>
            <text:p text:style-name="P3"><text:span text:style-name="T4">Application Specialist </text:span><text:span text:style-name="T5">L2</text:span></text:p>
            <text:p text:style-name="P6"><text:span text:style-name="T5">A</text:span><text:span text:style-name="T4">pplication Specialist L1</text:span></text:p>
            <text:list xml:id="list481099532" text:style-name="L7">
              <text:list-item>
                <text:p text:style-name="P7"><text:span text:style-name="T4">Build pseud</text:span><text:span text:style-name="T7">o</text:span><text:span text:style-name="T4">-SQL code for automation</text:span></text:p>
              </text:list-item>
              <text:list-item>
                <text:p text:style-name="P8"><text:span text:style-name="T4">Examine documents for correctness</text:span></text:p>
              </text:list-item>
            </text:list>
          </table:table-cell>
          <table:table-cell table:style-name="Table1.B2" office:value-type="string">
            <text:p text:style-name="P27">Eden Prairie, MN</text:p>
            <text:p text:style-name="P29">October 2016 – Current</text:p>
            <text:p text:style-name="P28">March 2016 – <text:span text:style-name="T17">October 2016</text:span></text:p>
            <text:p text:style-name="P28"/>
            <text:p text:style-name="P31"/>
            <text:p text:style-name="P30">October 201<text:span text:style-name="T32">5</text:span> – March 2016</text:p>
            <text:p text:style-name="P32"><text:span text:style-name="T18">November</text:span> 2015 – <text:span text:style-name="T18">October 2015</text:span></text:p>
          </table:table-cell>
        </table:table-row>
        <table:table-row>
          <table:table-cell table:style-name="Table1.A2" office:value-type="string">
            <text:p text:style-name="P9">ProStaff</text:p>
            <text:p text:style-name="P5">Temporary Office Staff</text:p>
            <text:list xml:id="list3957491815" text:style-name="L8">
              <text:list-item>
                <text:p text:style-name="P12"><text:span text:style-name="T24">Working at </text:span><text:span text:style-name="T23">Virtual Radiologic Professionals</text:span></text:p>
              </text:list-item>
            </text:list>
          </table:table-cell>
          <table:table-cell table:style-name="Table1.B2" office:value-type="string">
            <text:p text:style-name="P33">Minneapolis, MN</text:p>
            <text:p text:style-name="P33">February 2015 – November 2015</text:p>
          </table:table-cell>
        </table:table-row>
        <table:table-row>
          <table:table-cell table:style-name="Table1.A2" office:value-type="string">
            <text:p text:style-name="P13"><text:span text:style-name="T30">Mary T. Inc.</text:span></text:p>
            <text:p text:style-name="P13"><text:span text:style-name="T21">Direct Support Professional</text:span></text:p>
            <text:list xml:id="list1462688469" text:style-name="L3">
              <text:list-item>
                <text:p text:style-name="P11"><text:span text:style-name="T22">I</text:span><text:span text:style-name="T25">ndependent, m</text:span><text:span text:style-name="T22">ultitasking </text:span><text:span text:style-name="T26">of va</text:span><text:span text:style-name="T29">r</text:span><text:span text:style-name="T26">ied</text:span><text:span text:style-name="T22"> </text:span><text:span text:style-name="T27">tasks</text:span></text:p>
              </text:list-item>
              <text:list-item>
                <text:p text:style-name="P14"><text:span text:style-name="T22">M</text:span><text:span text:style-name="T20">aintain detailed records of daily events</text:span></text:p>
              </text:list-item>
            </text:list>
          </table:table-cell>
          <table:table-cell table:style-name="Table1.B2" office:value-type="string">
            <text:p text:style-name="P34">Coon Rapids, MN</text:p>
            <text:p text:style-name="P35">July 2013 – May 2016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Skills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7">Programming Languages</text:p>
            <text:list xml:id="list3811213604" text:style-name="L5">
              <text:list-item>
                <text:p text:style-name="P39">Java, <text:span text:style-name="T33">Python</text:span>, <text:span text:style-name="T31">VBA (Excel)</text:span></text:p>
              </text:list-item>
            </text:list>
            <text:list xml:id="list292335043" text:style-name="L4">
              <text:list-item>
                <text:p text:style-name="P38">VB, C++</text:p>
              </text:list-item>
            </text:list>
          </table:table-cell>
          <table:table-cell table:style-name="Table2.B2" office:value-type="string">
            <text:p text:style-name="Table_20_Contents"/>
            <text:p text:style-name="P40">Experienced</text:p>
            <text:p text:style-name="P40">Basic</text:p>
          </table:table-cell>
        </table:table-row>
        <table:table-row>
          <table:table-cell table:style-name="Table2.A3" office:value-type="string">
            <text:p text:style-name="P41">Office Programs</text:p>
            <text:list xml:id="list483430848" text:style-name="L6">
              <text:list-item>
                <text:p text:style-name="P42">Microsoft Office / Outlook</text:p>
              </text:list-item>
              <text:list-item>
                <text:p text:style-name="P42">Adobe Acrobat</text:p>
              </text:list-item>
            </text:list>
          </table:table-cell>
          <table:table-cell table:style-name="Table2.B3" office:value-type="string">
            <text:p text:style-name="Table_20_Contents"/>
            <text:p text:style-name="P43">Expert</text:p>
            <text:p text:style-name="P43">Expert</text:p>
          </table:table-cell>
        </table:table-row>
        <table:table-row>
          <table:table-cell table:style-name="Table2.A3" office:value-type="string">
            <text:p text:style-name="P44">Critical Review</text:p>
          </table:table-cell>
          <table:table-cell table:style-name="Table2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" svg:font-family="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left="4.5in" fo:margin-right="0in" fo:margin-top="0in" fo:margin-bottom="0in" loext:contextual-spacing="false" fo:line-height="120%" fo:text-indent="-4.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8pt" fo:font-style="normal" style:text-underline-style="none" fo:font-weight="bold" officeooo:paragraph-rsid="0030dbc7" style:text-blinking="false" fo:background-color="transparent"/>
    </style:style>
    <style:style style:name="MP2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30dbc7" style:text-blinking="false" fo:background-color="transparent"/>
    </style:style>
    <style:style style:name="MP3" style:family="paragraph" style:parent-style-name="Text_20_body">
      <style:text-properties officeooo:paragraph-rsid="0030dbc7"/>
    </style:style>
    <style:style style:name="MT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M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fd79d" style:text-blinking="false" fo:background-color="transparent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Jacob Scherber</text:p>
        <text:p text:style-name="MP2">1010 Lake Street NE #222</text:p>
        <text:p text:style-name="MP2">Hopkins, MN 55343</text:p>
        <text:p text:style-name="MP3"><text:span text:style-name="MT1">jgscherber@gmail.com </text:span><text:span text:style-name="MT2">| </text:span><text:span text:style-name="MT1">(612) 709-0685</text:span> 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8:21:06.853000000</meta:creation-date>
    <dc:date>2017-04-12T19:35:22.753000000</dc:date>
    <meta:editing-duration>PT1H13M53S</meta:editing-duration>
    <meta:editing-cycles>56</meta:editing-cycles>
    <meta:generator>LibreOffice/5.3.0.3$Windows_X86_64 LibreOffice_project/7074905676c47b82bbcfbea1aeefc84afe1c50e1</meta:generator>
    <meta:document-statistic meta:table-count="3" meta:image-count="0" meta:object-count="0" meta:page-count="1" meta:paragraph-count="52" meta:word-count="169" meta:character-count="1169" meta:non-whitespace-character-count="1053"/>
  </office:meta>
</office:document-meta>
</file>